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f585" officeooo:paragraph-rsid="0001f13a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1f13a"/>
    </style:style>
    <style:style style:name="P3" style:family="paragraph" style:parent-style-name="Standard">
      <style:text-properties officeooo:rsid="0009f585" officeooo:paragraph-rsid="0001f13a"/>
    </style:style>
    <style:style style:name="P4" style:family="paragraph" style:parent-style-name="Standard" style:list-style-name="L1">
      <style:text-properties officeooo:rsid="0009f585" officeooo:paragraph-rsid="0001f13a"/>
    </style:style>
    <style:style style:name="P5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1f13a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rsid="00147666" officeooo:paragraph-rsid="0001f13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1f13a" officeooo:paragraph-rsid="0001f13a" style:font-weight-asian="normal" style:font-weight-complex="normal"/>
    </style:style>
    <style:style style:name="P8" style:family="paragraph" style:parent-style-name="Standard">
      <style:text-properties fo:font-weight="normal" officeooo:rsid="0001f13a" officeooo:paragraph-rsid="0001f13a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1f13a" officeooo:paragraph-rsid="0001f13a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01f13a" officeooo:paragraph-rsid="0001f13a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01f13a" officeooo:paragraph-rsid="0001f13a" style:font-weight-asian="normal" style:font-weight-complex="normal"/>
    </style:style>
    <style:style style:name="P12" style:family="paragraph" style:parent-style-name="Standard">
      <style:text-properties officeooo:paragraph-rsid="0001f1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officeooo:rsid="00147666"/>
    </style:style>
    <style:style style:name="T4" style:family="text">
      <style:text-properties fo:font-weight="normal" officeooo:rsid="00147666" style:font-weight-asian="normal" style:font-weight-complex="normal"/>
    </style:style>
    <style:style style:name="T5" style:family="text">
      <style:text-properties fo:font-weight="normal" officeooo:rsid="0001f13a" style:font-weight-asian="normal" style:font-weight-complex="normal"/>
    </style:style>
    <style:style style:name="T6" style:family="text">
      <style:text-properties officeooo:rsid="0001f1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D:</text:span> <text:tab/>UC<text:span text:style-name="T6">1</text:span></text:p>
      <text:p text:style-name="P12"><text:span text:style-name="T2">Nazwa:<text:tab/></text:span><text:span text:style-name="T5">Next turn</text:span></text:p>
      <text:p text:style-name="P5">Aktorzy:<text:tab/><text:span text:style-name="T5">Player</text:span></text:p>
      <text:p text:style-name="P3"/>
      <text:p text:style-name="P1">Scenariusz główny:</text:p>
      <text:list xml:id="list6114200647973382993" text:style-name="L1">
        <text:list-item>
          <text:p text:style-name="P7">Gracz używa przycisku „Next turn”</text:p>
        </text:list-item>
        <text:list-item>
          <text:p text:style-name="P7">Do serwera wysyłana jest informacja o zakończeniu rundy gracza</text:p>
          <text:p text:style-name="P4"/>
        </text:list-item>
      </text:list>
      <text:p text:style-name="P3"/>
      <text:p text:style-name="P1">Wyjątki i rozszerzenia:</text:p>
      <text:p text:style-name="P1"/>
      <text:p text:style-name="P1"><text:tab/><text:span text:style-name="T3">1.A<text:tab/></text:span><text:span text:style-name="T5">Kończy się czas tury gracza</text:span></text:p>
      <text:p text:style-name="P1"><text:span text:style-name="T5"><text:tab/><text:tab/>1.A.1<text:tab/>Graczowi zostaje wyświetlona informacja o wyczerpaniu się limitu czasu</text:span></text:p>
      <text:p text:style-name="P1"><text:span text:style-name="T5"><text:tab/><text:tab/>1.A.2<text:tab/>Idziemy do punktu 2.</text:span></text:p>
      <text:p text:style-name="P1"/>
      <text:p text:style-name="P2"><text:span text:style-name="T1">ID:</text:span> <text:tab/>UC<text:span text:style-name="T6">2</text:span></text:p>
      <text:p text:style-name="P12"><text:span text:style-name="T2">Nazwa:<text:tab/></text:span><text:span text:style-name="T5">Action</text:span></text:p>
      <text:p text:style-name="P5">Aktorzy:<text:tab/><text:span text:style-name="T5">Player</text:span></text:p>
      <text:p text:style-name="P3"/>
      <text:p text:style-name="P1">Scenariusz główny:</text:p>
      <text:list xml:id="list3464932954294524054" text:style-name="L2">
        <text:list-item>
          <text:p text:style-name="P9">Gracz <text:s/>wykonuje akcję pełno rundową.</text:p>
        </text:list-item>
        <text:list-item>
          <text:p text:style-name="P9">Do serwera zostaje wysłana informacja o ruchu.</text:p>
        </text:list-item>
        <text:list-item>
          <text:p text:style-name="P9">Gracz kończy swoją ture.</text:p>
        </text:list-item>
      </text:list>
      <text:list xml:id="list133920544182695" text:continue-list="list6114200647973382993" text:style-name="L1">
        <text:list-header>
          <text:p text:style-name="P4"/>
        </text:list-header>
      </text:list>
      <text:p text:style-name="P3"/>
      <text:p text:style-name="P1">Wyjątki i rozszerzenia:</text:p>
      <text:p text:style-name="P1"/>
      <text:p text:style-name="P1"><text:tab/><text:span text:style-name="T3">1.A<text:tab/></text:span><text:span text:style-name="T5">Gracz zamiast akcji pełno rundowej, wykonuje akcje standardową, ruchu i szybką.</text:span></text:p>
      <text:p text:style-name="P1"><text:span text:style-name="T5"><text:tab/><text:tab/>1.A.1<text:tab/>Idziemy do punktu 2.</text:span></text:p>
      <text:p text:style-name="P6"><text:tab/></text:p>
      <text:p text:style-name="P6"/>
      <text:p text:style-name="P2"><text:span text:style-name="T1">ID:</text:span> <text:tab/>UC<text:span text:style-name="T6">3</text:span></text:p>
      <text:p text:style-name="P12"><text:span text:style-name="T2">Nazwa:<text:tab/></text:span><text:span text:style-name="T5">Chat</text:span></text:p>
      <text:p text:style-name="P5">Aktorzy:<text:tab/><text:span text:style-name="T5">Player</text:span></text:p>
      <text:p text:style-name="P3"/>
      <text:p text:style-name="P1">Scenariusz główny:</text:p>
      <text:list xml:id="list1928329070690843581" text:style-name="L4">
        <text:list-item>
          <text:p text:style-name="P10">Gracz <text:s/>wymienia wiadomości z innymi graczami bądź jednym graczem.</text:p>
        </text:list-item>
      </text:list>
      <text:p text:style-name="P8"/>
      <text:p text:style-name="P8"/>
      <text:p text:style-name="P2"><text:span text:style-name="T1">ID:</text:span> <text:tab/>UC<text:span text:style-name="T6">4</text:span></text:p>
      <text:p text:style-name="P12"><text:span text:style-name="T2">Nazwa:<text:tab/></text:span><text:span text:style-name="T5">Surrender</text:span></text:p>
      <text:p text:style-name="P5">Aktorzy:<text:tab/><text:span text:style-name="T5">Player</text:span></text:p>
      <text:p text:style-name="P3"/>
      <text:p text:style-name="P1">Scenariusz główny:</text:p>
      <text:list xml:id="list814440062786415007" text:style-name="L5">
        <text:list-item>
          <text:p text:style-name="P11">Gracz <text:s/>chce opuścić rozgrywkę.</text:p>
        </text:list-item>
        <text:list-item>
          <text:p text:style-name="P11">Wyświetlony zostaje mu zapytanie, czy na pewno chce opuścić rozgrywkę.</text:p>
        </text:list-item>
        <text:list-item>
          <text:p text:style-name="P11">Gracz opuszcza rozgrywkę.</text:p>
        </text:list-item>
      </text:list>
      <text:p text:style-name="P8"/>
      <text:p text:style-name="P1">Wyjątki i rozszerzenia:</text:p>
      <text:p text:style-name="P1"/>
      <text:p text:style-name="P1"><text:tab/><text:span text:style-name="T3">1.A<text:tab/></text:span><text:span text:style-name="T5">Gracz anuluje swoją decyzje.</text:span></text:p>
      <text:p text:style-name="P1"><text:span text:style-name="T5"><text:tab/><text:tab/>1.A.1<text:tab/>Gracz wraca do rozgrywki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3:22:48.292000000</meta:creation-date>
    <dc:date>2015-01-08T13:39:20.502000000</dc:date>
    <meta:editing-duration>PT30S</meta:editing-duration>
    <meta:editing-cycles>1</meta:editing-cycles>
    <meta:document-statistic meta:table-count="0" meta:image-count="0" meta:object-count="0" meta:page-count="1" meta:paragraph-count="36" meta:word-count="155" meta:character-count="1016" meta:non-whitespace-character-count="885"/>
    <meta:generator>LibreOffice/4.2.4.2$Windows_x86 LibreOffice_project/63150712c6d317d27ce2db16eb94c2f3d7b699f8</meta:generator>
  </office:meta>
</office:document-meta>
</file>